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332cm"/>
    </style:style>
    <style:style style:name="co2" style:family="table-column">
      <style:table-column-properties fo:break-before="auto" style:column-width="1.886cm"/>
    </style:style>
    <style:style style:name="co3" style:family="table-column">
      <style:table-column-properties fo:break-before="auto" style:column-width="1.896cm"/>
    </style:style>
    <style:style style:name="co4" style:family="table-column">
      <style:table-column-properties fo:break-before="auto" style:column-width="14.123cm"/>
    </style:style>
    <style:style style:name="co5" style:family="table-column">
      <style:table-column-properties fo:break-before="auto" style:column-width="4.189cm"/>
    </style:style>
    <style:style style:name="co6" style:family="table-column">
      <style:table-column-properties fo:break-before="auto" style:column-width="3.773cm"/>
    </style:style>
    <style:style style:name="co7" style:family="table-column">
      <style:table-column-properties fo:break-before="auto" style:column-width="5.327cm"/>
    </style:style>
    <style:style style:name="co8" style:family="table-column">
      <style:table-column-properties fo:break-before="auto" style:column-width="5.022cm"/>
    </style:style>
    <style:style style:name="co9" style:family="table-column">
      <style:table-column-properties fo:break-before="auto" style:column-width="4.688cm"/>
    </style:style>
    <style:style style:name="co10" style:family="table-column">
      <style:table-column-properties fo:break-before="auto" style:column-width="2.267cm"/>
    </style:style>
    <style:style style:name="co11" style:family="table-column">
      <style:table-column-properties fo:break-before="auto" style:column-width="3.085cm"/>
    </style:style>
    <style:style style:name="ro1" style:family="table-row">
      <style:table-row-properties style:row-height="0.665cm" fo:break-before="auto" style:use-optimal-row-height="true"/>
    </style:style>
    <style:style style:name="ro2" style:family="table-row">
      <style:table-row-properties style:row-height="3.21cm" fo:break-before="auto" style:use-optimal-row-height="true"/>
    </style:style>
    <style:style style:name="ro3" style:family="table-row">
      <style:table-row-properties style:row-height="0.877cm" fo:break-before="auto" style:use-optimal-row-height="true"/>
    </style:style>
    <style:style style:name="ro4" style:family="table-row">
      <style:table-row-properties style:row-height="1.579cm" fo:break-before="auto" style:use-optimal-row-height="true"/>
    </style:style>
    <style:style style:name="ro5" style:family="table-row">
      <style:table-row-properties style:row-height="2.342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1.868cm" fo:break-before="auto" style:use-optimal-row-height="true"/>
    </style:style>
    <style:style style:name="ro8" style:family="table-row">
      <style:table-row-properties style:row-height="3.974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2.473cm" fo:break-before="auto" style:use-optimal-row-height="true"/>
    </style:style>
    <style:style style:name="ro11" style:family="table-row">
      <style:table-row-properties style:row-height="3.106cm" fo:break-before="auto" style:use-optimal-row-height="true"/>
    </style:style>
    <style:style style:name="ro12" style:family="table-row">
      <style:table-row-properties style:row-height="5.343cm" fo:break-before="auto" style:use-optimal-row-height="true"/>
    </style:style>
    <style:style style:name="ro13" style:family="table-row">
      <style:table-row-properties style:row-height="3.685cm" fo:break-before="auto" style:use-optimal-row-height="true"/>
    </style:style>
    <style:style style:name="ro14" style:family="table-row">
      <style:table-row-properties style:row-height="4.001cm" fo:break-before="auto" style:use-optimal-row-height="true"/>
    </style:style>
    <style:style style:name="ro15" style:family="table-row">
      <style:table-row-properties style:row-height="1.552cm" fo:break-before="auto" style:use-optimal-row-height="true"/>
    </style:style>
    <style:style style:name="ro16" style:family="table-row">
      <style:table-row-properties style:row-height="3.08cm" fo:break-before="auto" style:use-optimal-row-height="true"/>
    </style:style>
    <style:style style:name="ro17" style:family="table-row">
      <style:table-row-properties style:row-height="1.263cm" fo:break-before="auto" style:use-optimal-row-height="true"/>
    </style:style>
    <style:style style:name="ro18" style:family="table-row">
      <style:table-row-properties style:row-height="4.791cm" fo:break-before="auto" style:use-optimal-row-height="true"/>
    </style:style>
    <style:style style:name="ro19" style:family="table-row">
      <style:table-row-properties style:row-height="7.08cm" fo:break-before="auto" style:use-optimal-row-height="true"/>
    </style:style>
    <style:style style:name="ro20" style:family="table-row">
      <style:table-row-properties style:row-height="2.658cm" fo:break-before="auto" style:use-optimal-row-height="true"/>
    </style:style>
    <style:style style:name="ro21" style:family="table-row">
      <style:table-row-properties style:row-height="6.292cm" fo:break-before="auto" style:use-optimal-row-height="true"/>
    </style:style>
    <style:style style:name="ro22" style:family="table-row">
      <style:table-row-properties style:row-height="3.133cm" fo:break-before="auto" style:use-optimal-row-height="true"/>
    </style:style>
    <style:style style:name="ro23" style:family="table-row">
      <style:table-row-properties style:row-height="3.87cm" fo:break-before="auto" style:use-optimal-row-height="true"/>
    </style:style>
    <style:style style:name="ro24" style:family="table-row">
      <style:table-row-properties style:row-height="1.637cm" fo:break-before="auto" style:use-optimal-row-height="true"/>
    </style:style>
    <style:style style:name="ro25" style:family="table-row">
      <style:table-row-properties style:row-height="3.217cm" fo:break-before="auto" style:use-optimal-row-height="true"/>
    </style:style>
    <style:style style:name="ro26" style:family="table-row">
      <style:table-row-properties style:row-height="1.9cm" fo:break-before="auto" style:use-optimal-row-height="true"/>
    </style:style>
    <style:style style:name="ro27" style:family="table-row">
      <style:table-row-properties style:row-height="3.129cm" fo:break-before="auto" style:use-optimal-row-height="true"/>
    </style:style>
    <style:style style:name="ro28" style:family="table-row">
      <style:table-row-properties style:row-height="0.62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style:paragraph-properties fo:text-align="end" fo:margin-left="0cm"/>
      <style:text-properties fo:font-size="15pt" style:font-size-asian="15pt" style:font-size-complex="15pt"/>
    </style:style>
    <style:style style:name="ce2" style:family="table-cell" style:parent-style-name="Default">
      <style:table-cell-properties fo:border="0.002cm solid #000000"/>
      <style:text-properties fo:font-size="14pt" style:font-size-asian="14pt" style:font-size-complex="14pt"/>
    </style:style>
    <style:style style:name="ce3" style:family="table-cell" style:parent-style-name="Default">
      <style:text-properties fo:font-size="14pt" style:font-size-asian="14pt" style:font-size-complex="14pt"/>
    </style:style>
    <style:style style:name="ce4" style:family="table-cell" style:parent-style-name="Default">
      <style:table-cell-properties fo:background-color="#ffff99" style:text-align-source="fix" style:repeat-content="false"/>
      <style:paragraph-properties fo:text-align="center" fo:margin-left="0cm"/>
      <style:text-properties fo:font-size="15pt" style:font-size-asian="15pt" style:font-size-complex="15pt"/>
    </style:style>
    <style:style style:name="ce5" style:family="table-cell" style:parent-style-name="Default">
      <style:table-cell-properties fo:background-color="#ffff99"/>
      <style:text-properties fo:font-size="14pt" style:font-size-asian="14pt" style:font-size-complex="14pt"/>
    </style:style>
    <style:style style:name="ce6" style:family="table-cell" style:parent-style-name="Default" style:data-style-name="N113">
      <style:table-cell-properties fo:background-color="#ccffff" style:text-align-source="fix" style:repeat-content="false" fo:border="0.002cm solid #000000"/>
      <style:paragraph-properties fo:text-align="center" fo:margin-left="0cm"/>
      <style:text-properties fo:font-size="14pt" style:font-size-asian="14pt" style:font-size-complex="14pt"/>
    </style:style>
    <style:style style:name="ce7" style:family="table-cell" style:parent-style-name="Default" style:data-style-name="N111">
      <style:text-properties fo:font-size="14pt" style:font-size-asian="14pt" style:font-size-complex="14pt"/>
    </style:style>
    <style:style style:name="ce8" style:family="table-cell" style:parent-style-name="Default">
      <style:table-cell-properties fo:background-color="#ffff99"/>
      <style:text-properties fo:font-size="15pt" style:font-size-asian="15pt" style:font-size-complex="15pt"/>
    </style:style>
    <style:style style:name="ce9" style:family="table-cell" style:parent-style-name="Default">
      <style:table-cell-properties style:text-align-source="fix" style:repeat-content="false" fo:border="0.002cm solid #000000" style:vertical-align="middle"/>
      <style:paragraph-properties fo:text-align="center"/>
      <style:text-properties fo:font-size="14pt" style:font-size-asian="14pt" style:font-size-complex="14pt"/>
    </style:style>
    <style:style style:name="ce10" style:family="table-cell" style:parent-style-name="Default">
      <style:table-cell-properties fo:wrap-option="wrap" fo:border="0.002cm solid #000000"/>
      <style:text-properties style:font-name="Tahoma" fo:font-size="18pt" fo:language="en" fo:country="US" style:font-name-asian="Arial" style:font-size-asian="18pt" style:language-asian="en" style:country-asian="US" style:font-name-complex="Tahoma" style:font-size-complex="18pt" style:language-complex="en" style:country-complex="US"/>
    </style:style>
    <style:style style:name="ce11" style:family="table-cell" style:parent-style-name="Default">
      <style:table-cell-properties fo:wrap-option="wrap" fo:border="0.002cm solid #000000"/>
      <style:text-properties style:font-name="Tahoma" fo:font-size="14pt" fo:language="en" fo:country="US" style:font-name-asian="Tahoma" style:font-size-asian="20pt" style:language-asian="ja" style:country-asian="JP" style:font-name-complex="Tahoma" style:font-size-complex="14pt" style:language-complex="hi" style:country-complex="IN"/>
    </style:style>
    <style:style style:name="ce12" style:family="table-cell" style:parent-style-name="Default">
      <style:table-cell-properties fo:wrap-option="wrap" fo:border="0.002cm solid #000000"/>
      <style:text-properties style:font-name="Tahoma" fo:font-size="14pt" style:font-name-asian="Tahoma" style:font-size-asian="14pt" style:font-name-complex="Tahoma" style:font-size-complex="14pt"/>
    </style:style>
    <style:style style:name="ce13" style:family="table-cell" style:parent-style-name="Default">
      <style:table-cell-properties fo:wrap-option="wrap" fo:border="0.002cm solid #000000"/>
      <style:text-properties style:font-name="Tahoma" fo:font-size="14pt" style:font-name-asian="Tahoma" style:font-size-asian="20pt" style:font-name-complex="Tahoma" style:font-size-complex="14pt"/>
    </style:style>
    <style:style style:name="ce14" style:family="table-cell" style:parent-style-name="Default" style:data-style-name="N111">
      <style:table-cell-properties style:text-align-source="fix" style:repeat-content="false" fo:border="0.002cm solid #000000"/>
      <style:paragraph-properties fo:text-align="center" fo:margin-left="0cm"/>
      <style:text-properties fo:font-size="14pt" style:font-size-asian="14pt" style:font-size-complex="14pt"/>
    </style:style>
    <style:style style:name="ce15" style:family="table-cell" style:parent-style-name="Default" style:data-style-name="N112">
      <style:table-cell-properties fo:background-color="#ffff99"/>
      <style:text-properties fo:font-size="14pt" style:font-size-asian="14pt" style:font-size-complex="14pt"/>
    </style:style>
    <style:style style:name="ce16" style:family="table-cell" style:parent-style-name="Default" style:data-style-name="N111">
      <style:table-cell-properties style:text-align-source="fix" style:repeat-content="false" fo:border="0.002cm solid #000000"/>
      <style:paragraph-properties fo:text-align="center" fo:margin-left="0cm"/>
      <style:text-properties fo:font-size="15pt" style:font-size-asian="15pt" style:font-size-complex="15pt"/>
    </style:style>
    <style:style style:name="ce17" style:family="table-cell" style:parent-style-name="Default">
      <style:text-properties fo:font-size="15pt" style:font-size-asian="15pt" style:font-size-complex="15pt"/>
    </style:style>
    <style:style style:name="T1" style:family="text">
      <style:text-properties style:font-name="Tahoma" style:font-name-asian="Tahoma" style:font-name-complex="Tahoma"/>
    </style:style>
  </office:automatic-styles>
  <office:body>
    <office:spreadsheet>
      <table:table table:name="main" table:style-name="ta1" table:print="false">
        <office:forms form:automatic-focus="false" form:apply-design-mode="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 table:default-cell-style-name="ce3"/>
        <table:table-column table:style-name="co10" table:default-cell-style-name="ce3"/>
        <table:table-column table:style-name="co11" table:default-cell-style-name="ce17"/>
        <table:table-column table:style-name="co11" table:default-cell-style-name="ce3"/>
        <table:table-column table:style-name="co10" table:number-columns-repeated="1010" table:default-cell-style-name="ce3"/>
        <table:table-row table:style-name="ro1">
          <table:table-cell table:style-name="ce1" table:formula="of:=CONCATENATE(&quot;(&quot;;MAX(a#ref!:a#ref!);&quot;)&quot;)" office:value-type="string" office:string-value="エラー:508">
            <text:p>エラー:508</text:p>
          </table:table-cell>
          <table:table-cell table:style-name="ce4"/>
          <table:table-cell table:style-name="ce5" office:value-type="string">
            <text:p>entry</text:p>
          </table:table-cell>
          <table:table-cell table:style-name="ce8"/>
          <table:table-cell table:style-name="ce5" office:value-type="string">
            <text:p>sentence</text:p>
          </table:table-cell>
          <table:table-cell table:style-name="ce5" table:number-columns-repeated="3"/>
          <table:table-cell table:style-name="ce5" office:value-type="string">
            <text:p>id</text:p>
          </table:table-cell>
          <table:table-cell table:style-name="ce5" table:number-columns-repeated="3"/>
          <table:table-cell table:style-name="ce15"/>
          <table:table-cell office:value-type="string">
            <text:p>*</text:p>
          </table:table-cell>
          <table:table-cell table:number-columns-repeated="1010"/>
        </table:table-row>
        <table:table-row table:style-name="ro2">
          <table:table-cell table:style-name="ce2"/>
          <table:table-cell table:style-name="ce2" office:value-type="float" office:value="1">
            <text:p>1</text:p>
          </table:table-cell>
          <table:table-cell table:style-name="ce6" office:value-type="date" office:date-value="2021-11-07T11:35:42.24">
            <text:p>1107</text:p>
          </table:table-cell>
          <table:table-cell table:style-name="ce9" office:value-type="string">
            <text:p>k-1</text:p>
          </table:table-cell>
          <table:table-cell table:style-name="ce10" office:value-type="string" table:number-columns-spanned="3" table:number-rows-spanned="1">
            <text:p>두 마리. (1) 어제는 일이 했다. 대나무 피리를 불고 난 후, 짧은 잠을 취했다. 일어났을 때 칠시 사십오 분이었다. 그러면, 공원으로 먹이주기. (2) 고체를 준 후 크로가 지상에 내려왔다. &lt;2&gt; 마사지를 했었으면, 미케도 왔다. &lt;3&gt; 잠시 평평자리 근처에서 모두 앉아고 있었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2]+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a sobota, szósty listopada, pierwszy tydzień, jedenasty miesiąc.</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3]+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ćwiczenie podstawowe, tzn., dźwięki `o-tu`-u i `kan`-u. (2) a także, `dai-kan`</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4]+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1）白天工作。就斯托克斯定理，常时思考。（2）该定理的特点，对我来说，看起来，从曲面积分改变到曲线积分。（3）做这样，你可以节省工作量，而且甚至，可以做这些以前不可以的工作了。</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5]+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зараба'тывайте[earn-money на фо'рексе. (2) Вместо, сосредото'читься[focus на математике. (3) Разве не было бы более воодушевля'ющим[inspiring для других? ,</text:p>
          </table:table-cell>
          <table:covered-table-cell table:number-columns-repeated="2" table:style-name="ce12"/>
          <table:table-cell table:style-name="ce13" office:value-type="string">
            <text:p><text:span text:style-name="T1">upto : </text:span></text:p>
            <text:p><text:a xlink:href="http://benfranklin.chips.jp/cake_apps/Cake_IFM11/images/index_2/page:11?filter_memo=tome&amp;sort=file_name&amp;direction=desc&amp;RBs_AND_OR_Memo=AND">http://benfranklin.chips.jp/cake_apps/Cake_IFM11/images/index_2/page:11?filter_memo=tome&amp;sort=file_name&amp;direction=desc&amp;RBs_AND_OR_Memo=AND</text:a></text:p>
            <text:p><text:a xlink:href="http://benfranklin.chips.jp/cake_apps/Cake_IFM11/images/view/46741">http://benfranklin.chips.jp/cake_apps/Cake_IFM11/images/view/46741</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office:value-type="float" office:value="1">
            <text:p>1</text:p>
          </table:table-cell>
          <table:table-cell table:style-name="ce6" office:value-type="date" office:date-value="2021-11-08T09:16:10.39">
            <text:p>1108</text:p>
          </table:table-cell>
          <table:table-cell table:style-name="ce9" office:value-type="string">
            <text:p>k-1</text:p>
          </table:table-cell>
          <table:table-cell table:style-name="ce10" office:value-type="string" table:number-columns-spanned="3" table:number-rows-spanned="1">
            <text:p>먼저 크로만. (1) 미케는 크로가 나머지있던 <text:s/>봉지 절반분의 페이스트를 먹기시작한 무렵 돌출 근처의 울타리 안에서 나왔다. (2) 조금 헤매었지만, 봉지 한 개 전부 주었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7]+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niedziele, siódmy listopada, ostatni dzień tygodnia, pierwszy tydzień, jedenasty miesiąc. / pogoda, ładna. nie zimno. chmury na niebie.</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8]+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kompozycja. nowe styl trylu. stukanie[tapping palcem, dwukrotnie, zamiast[instead-of jednego razy.</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table:formula="of:=[.B9]+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又一次，学习一条方程。被称为`欧拉－拉格朗日方程`。（2）过程是，从设立一块泛函的阶段，到导出该方程。（3）下次呢，希望学习，再一次，用该方程如何导出所谓`最速降线`。</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10]+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иссле'дования в о'бласти те&lt;e&gt;оло'гии. и, его разьясне'ние[elucidation;解明.</text:p>
          </table:table-cell>
          <table:covered-table-cell table:number-columns-repeated="2" table:style-name="ce12"/>
          <table:table-cell table:style-name="ce13" office:value-type="string">
            <text:p><text:span text:style-name="T1">upto : </text:span></text:p>
            <text:p><text:a xlink:href="http://benfranklin.chips.jp/cake_apps/Cake_IFM11/images/index_2/page:11?filter_memo=tome&amp;sort=file_name&amp;direction=desc&amp;RBs_AND_OR_Memo=AND">http://benfranklin.chips.jp/cake_apps/Cake_IFM11/images/index_2/page:11?filter_memo=tome&amp;sort=file_name&amp;direction=desc&amp;RBs_AND_OR_Memo=AND</text:a></text:p>
            <text:p><text:a xlink:href="http://benfranklin.chips.jp/cake_apps/Cake_IFM11/images/view/46741">http://benfranklin.chips.jp/cake_apps/Cake_IFM11/images/view/46741</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8">
          <table:table-cell table:style-name="ce2"/>
          <table:table-cell table:style-name="ce2" office:value-type="float" office:value="1">
            <text:p>1</text:p>
          </table:table-cell>
          <table:table-cell table:style-name="ce6" office:value-type="date" office:date-value="2021-11-09T09:14:52.4">
            <text:p>1109</text:p>
          </table:table-cell>
          <table:table-cell table:style-name="ce9" office:value-type="string">
            <text:p>k-1</text:p>
          </table:table-cell>
          <table:table-cell table:style-name="ce10" office:value-type="string" table:number-columns-spanned="3" table:number-rows-spanned="1">
            <text:p>두 마리. (1) 크로는 지상에. 계단 바로 북 쪽에서. (2) 미케는 다만 옹벽에서 울리고있다. (3) 비가 바로 이어 내려왔다. 아직 페이스트를 그들이 먹고 있을 때. (4) 그들은 아직 페이스트를 먹고 있었지만, 서둘러 고체를 추가로 두고, 돌아갔다. &lt;2&gt; 공원을 나갈 땐 비가 이미 주룩주룩 내리고 있었다.</text:p>
            <text:p>https://ameblo.jp/jktkorea/entry-12417875482.html</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12]+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poniedziałek, ósmy listopada, drugi tydzień.</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13]+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kompozycja. dwie melodie. (2) pierwsza, to smutno[sad brzmiąca[sounding melodia. (3) druga, to wspaniało[great i jasno[bright brzmiąc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9">
          <table:table-cell table:style-name="ce2"/>
          <table:table-cell table:style-name="ce2" table:formula="of:=[.B14]+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导出所谓`最速降线`。使用`欧拉－拉格朗日方程`。（2）让人赞叹[tan4的计算过程操作。</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15]+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это человек не мог получить[get любви от ма'тери, и возможно, тоже от о'&lt;a&gt;тца. (2) тре'тий лу'чший спо'соб, это, вы сами станете[become свое'й роди'тельской[of-parent фигу'рой.</text:p>
          </table:table-cell>
          <table:covered-table-cell table:number-columns-repeated="2" table:style-name="ce12"/>
          <table:table-cell table:style-name="ce13" office:value-type="string">
            <text:p><text:span text:style-name="T1">upto : </text:span></text:p>
            <text:p><text:a xlink:href="http://benfranklin.chips.jp/cake_apps/Cake_IFM11/images/index_2/page:12?filter_memo=tome&amp;sort=file_name&amp;direction=desc&amp;RBs_AND_OR_Memo=AND">http://benfranklin.chips.jp/cake_apps/Cake_IFM11/images/index_2/page:12?filter_memo=tome&amp;sort=file_name&amp;direction=desc&amp;RBs_AND_OR_Memo=AND</text:a></text:p>
            <text:p><text:a xlink:href="http://benfranklin.chips.jp/cake_apps/Cake_IFM11/images/view/46020">http://benfranklin.chips.jp/cake_apps/Cake_IFM11/images/view/46020</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0">
          <table:table-cell table:style-name="ce2"/>
          <table:table-cell table:style-name="ce2" table:formula="of:=[.B16]+1" office:value-type="float" office:value="6">
            <text:p>6</text:p>
          </table:table-cell>
          <table:table-cell table:style-name="ce6"/>
          <table:table-cell table:style-name="ce9" office:value-type="string">
            <text:p>a-1</text:p>
          </table:table-cell>
          <table:table-cell table:style-name="ce10" office:value-type="string" table:number-columns-spanned="2" table:number-rows-spanned="1">
            <text:p>كان يوم الاثنين، الثامن من تشرين الثاني، الأسبوع الثاني، الشهر الحادي عشر.</text:p>
          </table:table-cell>
          <table:covered-table-cell table:style-name="ce12"/>
          <table:table-cell table:style-name="ce12" office:value-type="string">
            <text:p>tishriyna-thaaniy[november</text:p>
          </table:table-cell>
          <table:table-cell table:style-name="ce13" office:value-type="string">
            <text:p>it was monday, the eight of november, the second week, eleventh month</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17]+1" office:value-type="float" office:value="7">
            <text:p>7</text:p>
          </table:table-cell>
          <table:table-cell table:style-name="ce6"/>
          <table:table-cell table:style-name="ce9" office:value-type="string">
            <text:p>f-1</text:p>
          </table:table-cell>
          <table:table-cell table:style-name="ce10" office:value-type="string" table:number-columns-spanned="2" table:number-rows-spanned="1">
            <text:p>دوشنبه، هشتم ماه نوامبر، هفته دوم، ماه يزدهم بود.</text:p>
          </table:table-cell>
          <table:covered-table-cell table:style-name="ce12"/>
          <table:table-cell table:style-name="ce12" office:value-type="string">
            <text:p>novambr</text:p>
          </table:table-cell>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office:value-type="float" office:value="1">
            <text:p>1</text:p>
          </table:table-cell>
          <table:table-cell table:style-name="ce6" office:value-type="date" office:date-value="2021-11-11T10:09:11.25">
            <text:p>1111</text:p>
          </table:table-cell>
          <table:table-cell table:style-name="ce9" office:value-type="string">
            <text:p>k-1</text:p>
          </table:table-cell>
          <table:table-cell table:style-name="ce10" office:value-type="string" table:number-columns-spanned="3" table:number-rows-spanned="1">
            <text:p>두 마리. (1) 미케는 울리지 않고 내려왔다. (2) 크로는 페이스트를 먹고 끝난 후, 장소를 바꿔어, 얼굴 주위의 모발 만들기를 시작한다. (3) 이어, 지상에 내려온다. (4) 잠시 마사지, 그리고, 느긋하게 함. (5) 옹벽으로 돌아가기. 고체.</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19]+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 środa. dziesiąty listopada, drugi tydzień, jedenasty miesiąc.</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20]+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zabawne. (1) na zakresie `kan`-u, ćwiczenie wydmuchania. &lt;2&gt; szczególnie, półnuty.</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table-cell table:style-name="ce2" table:formula="of:=[.B21]+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学习高斯积分。e^(-ax^2) 的积分。（2）开始点是，该被积函数，平方的积分，把它分解为两条的线性函数积分，就是，∫f1dx, ∫f2dy。这些两条新产生的积分，把他们乘起来，则是，∫f1dx * ∫f2dy。（3）这条乘式，把它继续计算下去。</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table-cell table:style-name="ce2" table:formula="of:=[.B22]+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противоя'дие[antidote от травмати'ческих реа'кций : де'лайте то, на что вы под&lt;t&gt;се'ли. (2) --- не. в такое время, поговори'те[talk с са'мим собо'й, поговорите[tell, что, да, действительно[indeed, тебе[you было так грустно[sad, я тебя вижу[see.</text:p>
          </table:table-cell>
          <table:covered-table-cell table:number-columns-repeated="2" table:style-name="ce12"/>
          <table:table-cell table:style-name="ce13" office:value-type="string">
            <text:p><text:span text:style-name="T1">upto : </text:span></text:p>
            <text:p><text:a xlink:href="http://benfranklin.chips.jp/cake_apps/Cake_IFM11/images/index_2/page:12?filter_memo=tome&amp;sort=file_name&amp;direction=desc&amp;RBs_AND_OR_Memo=AND">http://benfranklin.chips.jp/cake_apps/Cake_IFM11/images/index_2/page:12?filter_memo=tome&amp;sort=file_name&amp;direction=desc&amp;RBs_AND_OR_Memo=AND</text:a></text:p>
            <text:p><text:a xlink:href="http://benfranklin.chips.jp/cake_apps/Cake_IFM11/images/view/45990">http://benfranklin.chips.jp/cake_apps/Cake_IFM11/images/view/45990</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office:value-type="float" office:value="1">
            <text:p>1</text:p>
          </table:table-cell>
          <table:table-cell table:style-name="ce6" office:value-type="string">
            <text:p>dd</text:p>
          </table:table-cell>
          <table:table-cell table:style-name="ce9" office:value-type="string">
            <text:p>k-1</text:p>
          </table:table-cell>
          <table:table-cell table:style-name="ce10" office:value-type="string" table:number-columns-spanned="3" table:number-rows-spanned="1">
            <text:p>두 마리. (1) 공원에 도착한 때, 아니, 집을 나갔던 때, 때체로 8시가까이. (2) 크로 그리고 미케가 `평평` 으로 왔다. (3) 크로는 미케를 마사지 하고있을 때 미케의 목을 잡는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24]+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piątek, dwunasty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25]+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dźwięki `kan`-u. na dziurze od piątej do zerowej. dźwięki wychodzili jaśne. &lt;2&gt; mięśni warg nie tak napięte.</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2">
          <table:table-cell table:style-name="ce2"/>
          <table:table-cell table:style-name="ce2" table:formula="of:=[.B26]+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今天早上，为我拍摄的图像们，当我对它们在添加备忘录时。关于数学的导数，来一颗念头。（2）如果写出，(∂y/∂x)(dx/dt)，这条数式，使用比喻，可以描写出，好像3件轮子。（3）拥有标志`t`的一件，当这一件旋转[xuan2zhuan3时，相邻[lin2的轮子，被标记为`x`，也旋转一些。随着 x 的旋转，最后的那一件，有标记`y`的那个，也同时旋转一些。（4）这些一串连运作，表示在这句话的开头上写出的数式的描写。该数式所意味的内容。</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table-cell table:style-name="ce2" table:formula="of:=[.B27]+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вы мо'жете это с&lt;z&gt;де'лать. (2) но, дава'йте возьме'&lt;jo&gt;м[take <text:s/>же'&lt;jo&gt;сткое[hard пра'вило[rule. (3) не испо'льзуйте его на расхо'ды[expense на прожива'ние[living. --- не. бро'сь это. про'сто&lt;a&gt;, брось это воо'&lt;a&gt;бще[completely.</text:p>
          </table:table-cell>
          <table:covered-table-cell table:number-columns-repeated="2" table:style-name="ce12"/>
          <table:table-cell table:style-name="ce13" office:value-type="string">
            <text:p><text:span text:style-name="T1">upto : </text:span></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999">http://benfranklin.chips.jp/cake_apps/Cake_IFM11/images/view/45999</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28]+1" office:value-type="float" office:value="6">
            <text:p>6</text:p>
          </table:table-cell>
          <table:table-cell table:style-name="ce6"/>
          <table:table-cell table:style-name="ce9" office:value-type="string">
            <text:p>p-3</text:p>
          </table:table-cell>
          <table:table-cell table:style-name="ce10" office:value-type="string" table:number-columns-spanned="3" table:number-rows-spanned="1">
            <text:p>byłoby nie tak źle, gdyby `religia japońska` również miała `herezję`.</text:p>
          </table:table-cell>
          <table:covered-table-cell table:number-columns-repeated="2" table:style-name="ce12"/>
          <table:table-cell table:style-name="ce13" office:value-type="string">
            <text:p>upto : </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788">http://benfranklin.chips.jp/cake_apps/Cake_IFM11/images/view/45788</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3">
          <table:table-cell table:style-name="ce2"/>
          <table:table-cell table:style-name="ce2" table:formula="of:=[.B29]+1" office:value-type="float" office:value="7">
            <text:p>7</text:p>
          </table:table-cell>
          <table:table-cell table:style-name="ce6"/>
          <table:table-cell table:style-name="ce9" office:value-type="string">
            <text:p>a-1</text:p>
          </table:table-cell>
          <table:table-cell table:style-name="ce10" office:value-type="string">
            <text:p>مدرسة. الحضار. بشري. دمار. الإنسان. التدمير.</text:p>
          </table:table-cell>
          <table:table-cell table:style-name="ce12" office:value-type="string" table:number-columns-spanned="2" table:number-rows-spanned="1">
            <text:p>madrasa[school / al-h^ad^aar[civilization / bashari[human / damaar[devastation / tadmiyr[destruction / al-insaan[human</text:p>
          </table:table-cell>
          <table:covered-table-cell table:style-name="ce12"/>
          <table:table-cell table:style-name="ce13" office:value-type="string">
            <text:p>upto : </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656">http://benfranklin.chips.jp/cake_apps/Cake_IFM11/images/view/45656</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30]+1" office:value-type="float" office:value="8">
            <text:p>8</text:p>
          </table:table-cell>
          <table:table-cell table:style-name="ce6"/>
          <table:table-cell table:style-name="ce9" office:value-type="string">
            <text:p>a-2</text:p>
          </table:table-cell>
          <table:table-cell table:style-name="ce10" office:value-type="string">
            <text:p>تدمير الإنسان من قبل المدرسة.</text:p>
          </table:table-cell>
          <table:table-cell table:style-name="ce12" office:value-type="string">
            <text:p>min~qibal[by / </text:p>
          </table:table-cell>
          <table:table-cell table:style-name="ce12" office:value-type="string">
            <text:p>human destruction by school.</text:p>
          </table:table-cell>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4">
          <table:table-cell table:style-name="ce2"/>
          <table:table-cell table:style-name="ce2" office:value-type="float" office:value="1">
            <text:p>1</text:p>
          </table:table-cell>
          <table:table-cell table:style-name="ce6" office:value-type="date" office:date-value="2021-11-14T13:13:02.74">
            <text:p>1114</text:p>
          </table:table-cell>
          <table:table-cell table:style-name="ce9" office:value-type="string">
            <text:p>k-1</text:p>
          </table:table-cell>
          <table:table-cell table:style-name="ce10" office:value-type="string" table:number-columns-spanned="3" table:number-rows-spanned="1">
            <text:p>두 마리. (1) 지상에서 마사지. (2) 돌아갈 때 크로는 스스로 옹벽으로. &lt;2&gt; 미케는 정위치 아래서 멈추고 나를 기다린다. (3) 고체 후 크로는 보도 쪽으로 가서 순간 몸을 핥고 있다. 그리고 지상에 내려온다. (4) 평평자리 근처에서 잠시 마사지, `뒹굴`, 느긋하게 함. &lt;2&gt; 미케도 내려온지 걱정있었다. 마지막으로 아니.</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32]+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a sobota, trzynasty listopada. &lt;2&gt; ładna pogoda. nie ma deszcz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33]+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zabawna. (1) dźwięki `kan`-u na dziurze wyższych, to wychodzą ładne, brzmią tak pięknie.</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table-cell table:style-name="ce2" table:formula="of:=[.B34]+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一开始，关于数学的疑问，两三个涌出来了。（2）特别说，关于矩阵的主题。（3）研究了有些主题。一个是，关于一种矩阵，就是，A=[[a a][a a]]. 这一个矩阵，把这个矩阵，对这个矩阵乘下去。结果可是怎样？（4）果然，A^2=2A, A^3=4A. </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35]+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сделаем программное обеспе'чение[procuring для модели'рования. (2) давайте их прода'дим[sell, о'коло пяти' ты'сяч за штуку. → нет. про'&lt;o&gt;сто, не де'лай э'того.</text:p>
          </table:table-cell>
          <table:covered-table-cell table:number-columns-repeated="2" table:style-name="ce12"/>
          <table:table-cell table:style-name="ce13" office:value-type="string">
            <text:p>upto : </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615">http://benfranklin.chips.jp/cake_apps/Cake_IFM11/images/view/45615</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9">
          <table:table-cell table:style-name="ce2"/>
          <table:table-cell table:style-name="ce2" office:value-type="float" office:value="1">
            <text:p>1</text:p>
          </table:table-cell>
          <table:table-cell table:style-name="ce6" office:value-type="date" office:date-value="2021-11-15T10:32:06.1">
            <text:p>1115</text:p>
          </table:table-cell>
          <table:table-cell table:style-name="ce9" office:value-type="string">
            <text:p>k-1</text:p>
          </table:table-cell>
          <table:table-cell table:style-name="ce10" office:value-type="string" table:number-columns-spanned="3" table:number-rows-spanned="1">
            <text:p>두 마리. (1) 크로는 계단 남 쪽의 한 나무 뿌리 옆에서. &lt;2&gt; 미케는 <text:s/>달려온 곳이었다. (2) 미케는 내가 옹벽으로 올릴 때 내 얼굴을 가만히 본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37]+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niedziele, czwarnasty listopada. (2) pogoda, dobrze. nie miał deszczu. nie tak zimno. &lt;2&gt; Zimniej, tak, w porównaniu z poprzednim miesiącem.</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table-cell table:style-name="ce2" table:formula="of:=[.B38]+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kompozycja. &lt;2&gt; W sumie, trzy melodie. (2) od kilku ostatnich sesji, zacząłem szukać alternatywnych palcowań dla kilku nut. &lt;2&gt; na przykład, obecne palcowanie wymaga trzech palców na pewnych dziurach, podczas gdy alternatywne wymaga tylko jednego palc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39]+1" office:value-type="float" office:value="4">
            <text:p>4</text:p>
          </table:table-cell>
          <table:table-cell table:style-name="ce6"/>
          <table:table-cell table:style-name="ce9" office:value-type="string">
            <text:p>p-3</text:p>
          </table:table-cell>
          <table:table-cell table:style-name="ce10" office:value-type="string" table:number-columns-spanned="3" table:number-rows-spanned="1">
            <text:p>&lt;3&gt; Zaletą[advantage korzystania z alternatywy, tak jak widzę, jest to, że korpus fletu staje się mniej zdestabilizowany przez <text:s/>ruch palców na korpusie flet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4">
          <table:table-cell table:style-name="ce2"/>
          <table:table-cell table:style-name="ce2" table:formula="of:=[.B40]+1" office:value-type="float" office:value="5">
            <text:p>5</text:p>
          </table:table-cell>
          <table:table-cell table:style-name="ce6"/>
          <table:table-cell table:style-name="ce9" office:value-type="string">
            <text:p>c-1</text:p>
          </table:table-cell>
          <table:table-cell table:style-name="ce10" office:value-type="string" table:number-columns-spanned="3" table:number-rows-spanned="1">
            <text:p>物理学。（1）雅可比矩阵。用这一项矩阵，试图坐标变换。（2）从笛卡尔坐标系到极坐标系。（3）在这里，我的做法是，把三角函数的象征，比如说sin,cos 。把这些符号，和M1,M2 等别的符号替代。（4）为什么替代？因为正式符号，对我来说，写得麻烦。比如说 sin。你需要写出三个字。而且，如果使用 M1 的符号的话，需要只一个。</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5">
          <table:table-cell table:style-name="ce2"/>
          <table:table-cell table:style-name="ce2" table:formula="of:=[.B41]+1" office:value-type="float" office:value="6">
            <text:p>6</text:p>
          </table:table-cell>
          <table:table-cell table:style-name="ce6"/>
          <table:table-cell table:style-name="ce9" office:value-type="string">
            <text:p>c-2</text:p>
          </table:table-cell>
          <table:table-cell table:style-name="ce10" office:value-type="string" table:number-columns-spanned="3" table:number-rows-spanned="1">
            <text:p>（5）写得更快，更省力。省到的力量，你可以把它使用在别的地方，例如说，有可能，看一看该数式全体，想一想，该数式到底揭示什么？</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42]+1" office:value-type="float" office:value="7">
            <text:p>7</text:p>
          </table:table-cell>
          <table:table-cell table:style-name="ce6"/>
          <table:table-cell table:style-name="ce9" office:value-type="string">
            <text:p>r-1</text:p>
          </table:table-cell>
          <table:table-cell table:style-name="ce10" office:value-type="string" table:number-columns-spanned="3" table:number-rows-spanned="1">
            <text:p>давайте стать[become психотерапе'втом[psycho-therapist. (2) Цель, это `выздоровле'ние`[recovery, а не `исцеле'ние`[healing.</text:p>
          </table:table-cell>
          <table:covered-table-cell table:number-columns-repeated="2" table:style-name="ce12"/>
          <table:table-cell table:style-name="ce13" office:value-type="string">
            <text:p>upto : </text:p>
            <text:p><text:a xlink:href="http://benfranklin.chips.jp/cake_apps/Cake_IFM11/images/index_2/page:14?filter_memo=tome&amp;sort=file_name&amp;direction=desc&amp;RBs_AND_OR_Memo=AND">http://benfranklin.chips.jp/cake_apps/Cake_IFM11/images/index_2/page:14?filter_memo=tome&amp;sort=file_name&amp;direction=desc&amp;RBs_AND_OR_Memo=AND</text:a></text:p>
            <text:p><text:a xlink:href="http://benfranklin.chips.jp/cake_apps/Cake_IFM11/images/view/45155">http://benfranklin.chips.jp/cake_apps/Cake_IFM11/images/view/45155</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6">
          <table:table-cell table:style-name="ce2"/>
          <table:table-cell table:style-name="ce2" table:formula="of:=[.B43]+1" office:value-type="float" office:value="8">
            <text:p>8</text:p>
          </table:table-cell>
          <table:table-cell table:style-name="ce6"/>
          <table:table-cell table:style-name="ce9" office:value-type="string">
            <text:p>a-1</text:p>
          </table:table-cell>
          <table:table-cell table:style-name="ce10" office:value-type="string">
            <text:p>خيط العنكبوت / بوذا الحقيقي. / اليوم التالي.</text:p>
          </table:table-cell>
          <table:table-cell table:style-name="ce12" office:value-type="string" table:number-columns-spanned="2" table:number-rows-spanned="1">
            <text:p>xayt^-l-Ankabuwt-i[thread-spider / buwdza-l-h^aqiyqiy[buddha-real / al-yawm-`-taaliy[day-next / ya`ati[come / iylaa / nafas-il-makaan~i[same-place</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460">http://benfranklin.chips.jp/cake_apps/Cake_IFM11/images/view/50460</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7">
          <table:table-cell table:style-name="ce2"/>
          <table:table-cell table:style-name="ce2" table:formula="of:=[.B44]+1" office:value-type="float" office:value="9">
            <text:p>9</text:p>
          </table:table-cell>
          <table:table-cell table:style-name="ce6"/>
          <table:table-cell table:style-name="ce9" office:value-type="string">
            <text:p>a-2</text:p>
          </table:table-cell>
          <table:table-cell table:style-name="ce10" office:value-type="string">
            <text:p>هو يسقط الخيط، مرة أخرى.</text:p>
          </table:table-cell>
          <table:table-cell table:style-name="ce12" office:value-type="string" table:number-columns-spanned="2" table:number-rows-spanned="1">
            <text:p>huwa[he / yasqut^u-l-xayt^a[drop-thread</text:p>
          </table:table-cell>
          <table:covered-table-cell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office:value-type="float" office:value="1">
            <text:p>1</text:p>
          </table:table-cell>
          <table:table-cell table:style-name="ce6" office:value-type="date" office:date-value="2021-11-16T09:09:08.24">
            <text:p>1116</text:p>
          </table:table-cell>
          <table:table-cell table:style-name="ce9" office:value-type="string">
            <text:p>k-1</text:p>
          </table:table-cell>
          <table:table-cell table:style-name="ce10" office:value-type="string" table:number-columns-spanned="3" table:number-rows-spanned="1">
            <text:p>두 마리. (1) 평소의 일련의 행동 (2) 두삼회 전이 었는지, 옹벽에 도착해 먹이를 주고 있었던 때 옹벽의 보도쪽 모서리에 한 마리의 고양이. 돈이다. &lt;2&gt; 내가 다가오면, 보도 쪽 옹벽 위에서 서 쪽으로 도망쳐 버렸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46]+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poniedziałek, piętnasty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47]+1" office:value-type="float" office:value="3">
            <text:p>3</text:p>
          </table:table-cell>
          <table:table-cell table:style-name="ce6"/>
          <table:table-cell table:style-name="ce9" office:value-type="string">
            <text:p>p-2</text:p>
          </table:table-cell>
          <table:table-cell table:style-name="ce10" office:value-type="string" table:number-columns-spanned="4" table:number-rows-spanned="1">
            <text:p>shino : (1) znowu kompozycja. &lt;2&gt; około pierwszej dwie trzecie czasu sesji, używałem go do kompozycji. &lt;3&gt; pozostałą jedną trzecią, używałem go do ćwiczenia. Szczególnie, do ćwiczenia dla wydmuchania `dai-kan`-u.</text:p>
          </table:table-cell>
          <table:covered-table-cell table:number-columns-repeated="2" table:style-name="ce12"/>
          <table:covered-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8">
          <table:table-cell table:style-name="ce2"/>
          <table:table-cell table:style-name="ce2" table:formula="of:=[.B48]+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昨天，使用自己想出的符号，这一件试图。有新的阶段。（2）昨天呢，想出新型符号，我进了一步，做出了符号，替代字母。（3）比如说，sin 的字母，迄今，用 A1 等别的字母替代。（4）这次，我使用一个半圆的图画。（5）该半圆的左右，表示着正弦的参数的种类。（6）在这颗半圆里面写出的数字，就意味着 sin,cos 的区别。（7）例如，左半圆，里面数字是一，那就，sin(θ)。右半圆，数字是二，那就 cos(φ)。</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49]+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не потому', что больно[it-hurts сейчас и растя'нет[stretch, а потому, что я находи'лся[was в боле'зненной[painful позе.</text:p>
          </table:table-cell>
          <table:covered-table-cell table:number-columns-repeated="2" table:style-name="ce12"/>
          <table:table-cell table:style-name="ce13" office:value-type="string">
            <text:p>upto : </text:p>
            <text:p><text:a xlink:href="http://benfranklin.chips.jp/cake_apps/Cake_IFM11/images/index_2/page:14?filter_memo=tome&amp;sort=file_name&amp;direction=desc&amp;RBs_AND_OR_Memo=AND">http://benfranklin.chips.jp/cake_apps/Cake_IFM11/images/index_2/page:14?filter_memo=tome&amp;sort=file_name&amp;direction=desc&amp;RBs_AND_OR_Memo=AND</text:a></text:p>
            <text:p><text:a xlink:href="http://benfranklin.chips.jp/cake_apps/Cake_IFM11/images/view/45011">http://benfranklin.chips.jp/cake_apps/Cake_IFM11/images/view/45011</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50]+1" office:value-type="float" office:value="6">
            <text:p>6</text:p>
          </table:table-cell>
          <table:table-cell table:style-name="ce6"/>
          <table:table-cell table:style-name="ce9" office:value-type="string">
            <text:p>a-1</text:p>
          </table:table-cell>
          <table:table-cell table:style-name="ce10" office:value-type="string">
            <text:p>عيسى الفعلي / هو يسأل مريم</text:p>
          </table:table-cell>
          <table:table-cell table:style-name="ce12" office:value-type="string" table:number-columns-spanned="2" table:number-rows-spanned="1">
            <text:p>AIsa-l-faAliy[jesus-actual / huwa[he / yas`al[ask / mariam[mary</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460">http://benfranklin.chips.jp/cake_apps/Cake_IFM11/images/view/50460</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7">
          <table:table-cell table:style-name="ce2"/>
          <table:table-cell table:style-name="ce2" table:formula="of:=[.B51]+1" office:value-type="float" office:value="7">
            <text:p>7</text:p>
          </table:table-cell>
          <table:table-cell table:style-name="ce6"/>
          <table:table-cell table:style-name="ce9" office:value-type="string">
            <text:p>a-2</text:p>
          </table:table-cell>
          <table:table-cell table:style-name="ce10" office:value-type="string">
            <text:p>لماذا فعلت ذلك؟</text:p>
          </table:table-cell>
          <table:table-cell table:style-name="ce12" office:value-type="string" table:number-columns-spanned="2" table:number-rows-spanned="1">
            <text:p>limadza[why / faAlit[do / dzalika[that</text:p>
          </table:table-cell>
          <table:covered-table-cell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6">
          <table:table-cell table:style-name="ce2"/>
          <table:table-cell table:style-name="ce2" table:formula="of:=[.B52]+1" office:value-type="float" office:value="8">
            <text:p>8</text:p>
          </table:table-cell>
          <table:table-cell table:style-name="ce6"/>
          <table:table-cell table:style-name="ce9" office:value-type="string">
            <text:p>a-3</text:p>
          </table:table-cell>
          <table:table-cell table:style-name="ce10" office:value-type="string">
            <text:p>مريم تجاوبه / المشرف أجبرني على القيام بذلك.</text:p>
          </table:table-cell>
          <table:table-cell table:style-name="ce12" office:value-type="string" table:number-columns-spanned="2" table:number-rows-spanned="1">
            <text:p>mariyam / tadhaawubu-hu[respond-him / al-musharaf[supervisor / adhbaran-y[forced-me / AAla-l-qiyaam~i[to-the-performance</text:p>
          </table:table-cell>
          <table:covered-table-cell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9">
          <table:table-cell table:style-name="ce2"/>
          <table:table-cell table:style-name="ce2" office:value-type="float" office:value="1">
            <text:p>1</text:p>
          </table:table-cell>
          <table:table-cell table:style-name="ce6" office:value-type="date" office:date-value="2021-11-17T08:52:19.43">
            <text:p>1117</text:p>
          </table:table-cell>
          <table:table-cell table:style-name="ce9" office:value-type="string">
            <text:p>k-1</text:p>
          </table:table-cell>
          <table:table-cell table:style-name="ce10" office:value-type="string" table:number-columns-spanned="3" table:number-rows-spanned="1">
            <text:p>어제는 옹벽으로 돌아갈 때 크로는 스스로 앞으로 걸어간다. &lt;2&gt; 따라서 미케를 잡고 안아하고 옹벽으로 향했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54]+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wtorek, szesnasty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table-cell table:style-name="ce2" table:formula="of:=[.B55]+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czas trwania ćwiczenia, to był około piętnastu minut. (2) Czas, kiedy wróciłem do domu, to było około szóstej trzydzieści. &lt;2&gt; Zmiana ubrania[cloth, odłożenie[put-away torby[bag i innych rzeczy, czas kiedy zacząlem sesję, to było pięć minut do siódmej.</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9">
          <table:table-cell table:style-name="ce2"/>
          <table:table-cell table:style-name="ce2" table:formula="of:=[.B56]+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多重积分。有早些时候，发现了一家网站。称为`math3d.org` （2）你输入某个数学公式。那就该网站的程序生成相应的图表给你。（3）昨天呢，理解到了该网站的别一个功能。（4）就是，`parametric graph`。可以利用二元或三元图表。（5）另外，发现了别一个，对我来说，杰出的功能。就是，`animation` 功能。你按下一个按钮，就是，点击，那就某个参数价值开始变化。（6）预先你指定的时间间隔，动画在这条间隔里，从头到尾，进行描画。(7) 给我吃惊的是，这么的清晰[xi1的描写，这么的简单的操[cao1作，然而[:but，可以利用，无需付费。</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57]+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1) идентифици'ровать себя, кроме[other-than названия школы, кото'рую вы зако'нчили, или, кроме вне'шности[appearance. (2) к[to ве'щи[things, кото'рым каждый может получить[get до'ступ[access </text:p>
          </table:table-cell>
          <table:covered-table-cell table:number-columns-repeated="2" table:style-name="ce12"/>
          <table:table-cell table:style-name="ce13" office:value-type="string">
            <text:p>upto : </text:p>
            <text:p><text:a xlink:href="http://benfranklin.chips.jp/cake_apps/Cake_IFM11/images/index_2/page:15?filter_memo=tome&amp;sort=file_name&amp;direction=desc&amp;RBs_AND_OR_Memo=AND">http://benfranklin.chips.jp/cake_apps/Cake_IFM11/images/index_2/page:15?filter_memo=tome&amp;sort=file_name&amp;direction=desc&amp;RBs_AND_OR_Memo=AND</text:a></text:p>
            <text:p><text:a xlink:href="http://benfranklin.chips.jp/cake_apps/Cake_IFM11/images/view/44559">http://benfranklin.chips.jp/cake_apps/Cake_IFM11/images/view/44559</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58]+1" office:value-type="float" office:value="6">
            <text:p>6</text:p>
          </table:table-cell>
          <table:table-cell table:style-name="ce6"/>
          <table:table-cell table:style-name="ce9" office:value-type="string">
            <text:p>a-1</text:p>
          </table:table-cell>
          <table:table-cell table:style-name="ce10" office:value-type="string">
            <text:p>الحياة. / الحياة البشرية. / الحياة الطيور. / ثمين.</text:p>
          </table:table-cell>
          <table:table-cell table:style-name="ce12" office:value-type="string" table:number-columns-spanned="2" table:number-rows-spanned="1">
            <text:p>al-h^ayaa[life / bashariya[human / al-t^uyuwr[bird / * / al-sunu[tooth / thamiynu[precious</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432">http://benfranklin.chips.jp/cake_apps/Cake_IFM11/images/view/50432</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0">
          <table:table-cell table:style-name="ce2"/>
          <table:table-cell table:style-name="ce2" office:value-type="float" office:value="1">
            <text:p>1</text:p>
          </table:table-cell>
          <table:table-cell table:style-name="ce6" office:value-type="date" office:date-value="2021-11-18T10:46:57.28">
            <text:p>1118</text:p>
          </table:table-cell>
          <table:table-cell table:style-name="ce9" office:value-type="string">
            <text:p>k-1</text:p>
          </table:table-cell>
          <table:table-cell table:style-name="ce11" office:value-type="string" table:number-columns-spanned="3" table:number-rows-spanned="1">
            <text:p>두 마리. (1) 전 번에서 마사지의 절차를 다시 바꿨다. &lt;2&gt; 되돌렸다. 즉, 두 마리 동시로 마사지한다. &lt;3&gt; 다만, 마사지를 시작할 때 지금까지 처럼, 뒷다리를 두 번 가볍게 두드린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60]+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a środa, siedemnasty listopada. (2) pogoda nieźle. robi się zimniej. nie ma deszcz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61]+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zacząłem o około szóstej dziesiątej, dziesięć minut po szóstej. (2) większość czasu, używałem to na ćwiczeniach. &lt;2&gt; menu ćwiczenia, to był, półnuty na zakresie `kan`-u, i tak dalej.</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table:formula="of:=[.B62]+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昨天我干什么？（2）开始调查。调查什么？对象是这条表示式。就是，正弦的平方的积分 A。（3）想知道，A 描写什么样的函数图形。（4）发现的是，上述的 A 的组成要素是，(1/2)x 和 (1/4)sin(2x)</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office:value-type="float" office:value="1">
            <text:p>1</text:p>
          </table:table-cell>
          <table:table-cell table:style-name="ce6" office:value-type="date" office:date-value="2021-11-19T09:18:12.94">
            <text:p>1119</text:p>
          </table:table-cell>
          <table:table-cell table:style-name="ce9" office:value-type="string">
            <text:p>k-1</text:p>
          </table:table-cell>
          <table:table-cell table:style-name="ce10" office:value-type="string" table:number-columns-spanned="3" table:number-rows-spanned="1">
            <text:p>두 마리. (1) 먼저 크로만. &lt;2&gt; 내가 옹벽에 도착한 때 크로는 아지 옹벽 위에 있었다. (2) 이미 크로에게 마사지를 하고 있을 때 미케가 왔다. &lt;2&gt; 돌출 뒤에서. &lt;3&gt; 미케를 잡고 내렸다. (3) 크로가 매우 냄새. 대변의 냄새.</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64]+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czwartek, osiemnasty listopada. (2) pogoda, ładna. nie miał deszcz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table-cell table:style-name="ce2" table:formula="of:=[.B65]+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może używałem dwie trzecie czasu sesji na ćwiczenie `dai-kan`-u. (2) jestem nie zadowolony [satisfied że nie umiem[can jeszcze wydmuchać `dai-kan` gładko[smoothly. (3) napinam mięśni tuż pod dolną wargą, mocniej. Mocniej niż dla dźwięk `kan`-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1">
          <table:table-cell table:style-name="ce2"/>
          <table:table-cell table:style-name="ce2" table:formula="of:=[.B66]+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 多重积分。利用雅可比行列式的那一种。（2）积分变量，把它转换为别的变量。在这块手续里，我们干什么？（3）我以为，迄今为止，变量的这样的转换，意味着，积分领域的转换。（4）例如，正如在某页网页上有人说， 本来是二维笛卡尔坐标。如果，该坐标的全部领域，把它成为对象的话，那就四个无限出现。在 x,y 各个坐标轴[zhou上，两个。（5）如果执行变量转换，利用极坐标，那就，无穷的数目减少到只一个。在半径[jing4轴上的一个。（6）具体地说，半径轴上，有零和无穷。角度轴上有零和 2π。</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67]+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уровень[level образования[education`, или, `школа`. пойдем[lets-go в мир, где такое слово существует не. (2) `умный[smart` или `глупа`. мир без таких слов.</text:p>
          </table:table-cell>
          <table:covered-table-cell table:number-columns-repeated="2" table:style-name="ce12"/>
          <table:table-cell table:style-name="ce13" office:value-type="string">
            <text:p>upto : </text:p>
            <text:p><text:a xlink:href="http://benfranklin.chips.jp/cake_apps/Cake_IFM11/images/index_2/page:15?filter_memo=tome&amp;sort=file_name&amp;direction=desc&amp;RBs_AND_OR_Memo=AND">http://benfranklin.chips.jp/cake_apps/Cake_IFM11/images/index_2/page:15?filter_memo=tome&amp;sort=file_name&amp;direction=desc&amp;RBs_AND_OR_Memo=AND</text:a></text:p>
            <text:p><text:a xlink:href="http://benfranklin.chips.jp/cake_apps/Cake_IFM11/images/view/44559">http://benfranklin.chips.jp/cake_apps/Cake_IFM11/images/view/44559</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6">
          <table:table-cell table:style-name="ce2"/>
          <table:table-cell table:style-name="ce2" table:formula="of:=[.B68]+1" office:value-type="float" office:value="6">
            <text:p>6</text:p>
          </table:table-cell>
          <table:table-cell table:style-name="ce6"/>
          <table:table-cell table:style-name="ce9" office:value-type="string">
            <text:p>a-1</text:p>
          </table:table-cell>
          <table:table-cell table:style-name="ce10" office:value-type="string">
            <text:p>كونفوشية / دعونا ندرس / دعونا ندرس شنتو. / الديانة اليابان.</text:p>
          </table:table-cell>
          <table:table-cell table:style-name="ce12" office:value-type="string" table:number-columns-spanned="2" table:number-rows-spanned="1">
            <text:p>kuwnfuwshiya[confucious / daAwuna[lets / nadrusu[study / kuwnfuwshiy[confucious / shentuw[shintoa / a`-diyaana[religion / yaabaan</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342">http://benfranklin.chips.jp/cake_apps/Cake_IFM11/images/view/50342</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number-columns-repeated="2"/>
          <table:table-cell table:style-name="ce6" office:value-type="date" office:date-value="2021-11-21T11:16:41.47">
            <text:p>1121</text:p>
          </table:table-cell>
          <table:table-cell table:style-name="ce9" office:value-type="string">
            <text:p>k-1</text:p>
          </table:table-cell>
          <table:table-cell table:style-name="ce10" office:value-type="string" table:number-columns-spanned="3" table:number-rows-spanned="1">
            <text:p>두 마리. (1) 다시 평평자리에서 마사지 하고있었을 때 크로가 미케에게 잡고 갔다. (2) 옹벼으로 돌아갈 때, 미케가 항상와 달리, 옹벽 <text:s/>바로 아래까지는 오지 않고, 도중에서 멈추어, 앉아고있다. &lt;2&gt; 내가 와서 잡고 안아가는 것을 기다리고있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office:value-type="string">
            <text:p>p-1</text:p>
          </table:table-cell>
          <table:table-cell table:style-name="ce10" office:value-type="string" table:number-columns-spanned="3" table:number-rows-spanned="1">
            <text:p>to była sobota, dwudziesty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office:value-type="string">
            <text:p>p-2</text:p>
          </table:table-cell>
          <table:table-cell table:style-name="ce10" office:value-type="string" table:number-columns-spanned="3" table:number-rows-spanned="1">
            <text:p>shino : (1) kompozycja (2) Zrobiłem film gry.</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2">
          <table:table-cell table:style-name="ce2" table:number-columns-repeated="2"/>
          <table:table-cell table:style-name="ce6"/>
          <table:table-cell table:style-name="ce9" office:value-type="string">
            <text:p>c-1</text:p>
          </table:table-cell>
          <table:table-cell table:style-name="ce10" office:value-type="string" table:number-columns-spanned="3" table:number-rows-spanned="1">
            <text:p>物理学。（1）白天工作。不做活动。（2）前天知道来的项目，是`高斯积分`。一到理解，我觉得这块积分很棒。（3）我以为，这条表示式可表示，圆周率的平方根，到底看起来如何。（4）就是，在图形形式上，如何。</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number-columns-repeated="2"/>
          <table:table-cell table:style-name="ce6"/>
          <table:table-cell table:style-name="ce9" office:value-type="string">
            <text:p>r-1</text:p>
          </table:table-cell>
          <table:table-cell table:style-name="ce10" office:value-type="string" table:number-columns-spanned="3" table:number-rows-spanned="1">
            <text:p>были бы ве'щи[rzeczy, которые вы мо'жете видеть[zobaczyc` только когда вы будете слепы[niewidomy.</text:p>
          </table:table-cell>
          <table:covered-table-cell table:number-columns-repeated="2" table:style-name="ce12"/>
          <table:table-cell table:style-name="ce13" office:value-type="string">
            <text:p>upto : </text:p>
            <text:p><text:a xlink:href="http://benfranklin.chips.jp/cake_apps/Cake_IFM11/images/index_2/page:15?filter_memo=tome&amp;sort=file_name&amp;direction=desc&amp;RBs_AND_OR_Memo=AND">http://benfranklin.chips.jp/cake_apps/Cake_IFM11/images/index_2/page:15?filter_memo=tome&amp;sort=file_name&amp;direction=desc&amp;RBs_AND_OR_Memo=AND</text:a></text:p>
            <text:p><text:a xlink:href="http://benfranklin.chips.jp/cake_apps/Cake_IFM11/images/view/44281">http://benfranklin.chips.jp/cake_apps/Cake_IFM11/images/view/44281</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number-columns-repeated="2"/>
          <table:table-cell table:style-name="ce6"/>
          <table:table-cell table:style-name="ce9" office:value-type="string">
            <text:p>a-1</text:p>
          </table:table-cell>
          <table:table-cell table:style-name="ce10" office:value-type="string">
            <text:p>فترة مييجي / الناس في فترة ميجي</text:p>
          </table:table-cell>
          <table:table-cell table:style-name="ce12" office:value-type="string" table:number-columns-spanned="2" table:number-rows-spanned="1">
            <text:p>fatra[okres / miyeyjiy[meiji / al-naas[ludzie</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317">http://benfranklin.chips.jp/cake_apps/Cake_IFM11/images/view/50317</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0">
          <table:table-cell table:style-name="ce2" table:number-columns-repeated="2"/>
          <table:table-cell table:style-name="ce6"/>
          <table:table-cell table:style-name="ce9" office:value-type="string">
            <text:p>a-2</text:p>
          </table:table-cell>
          <table:table-cell table:style-name="ce10" office:value-type="string">
            <text:p>الأشياء التي تخلصوا منها / أنا سوف تلتقطها.</text:p>
          </table:table-cell>
          <table:table-cell table:style-name="ce12" office:value-type="string" table:number-columns-spanned="2" table:number-rows-spanned="1">
            <text:p>al-ashyaa`u[rzecz / al-lai[kto`ry / taxaras^uw[get-rid / min-haa[from-it / anaa[ja / sawfa[will / talataqitu-haa[pick-it-up</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317">http://benfranklin.chips.jp/cake_apps/Cake_IFM11/images/view/50317</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number-columns-repeated="2"/>
          <table:table-cell table:style-name="ce6" office:value-type="date" office:date-value="2021-11-22T08:16:30.17">
            <text:p>1122</text:p>
          </table:table-cell>
          <table:table-cell table:style-name="ce9" office:value-type="string">
            <text:p>k-1</text:p>
          </table:table-cell>
          <table:table-cell table:style-name="ce10" office:value-type="string" table:number-columns-spanned="3" table:number-rows-spanned="1">
            <text:p>두 마리. (1) 비가 내리고있었다. &lt;2&gt; 울타리를 통해 먹이주기. (2) 먼저 미케에게 페이스트를 주었다. &lt;2&gt; 이 때 이전엔 크로는 미케의 자리로 가서 미케에게 주어던 페이스트를 자신도 먹으려 한다. &lt;3&gt; 하지만, 에제는 크로는 자신의 자리에 멈추어, 가만히 나를 보고있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office:value-type="string">
            <text:p>p-1</text:p>
          </table:table-cell>
          <table:table-cell table:style-name="ce10" office:value-type="string" table:number-columns-spanned="3" table:number-rows-spanned="1">
            <text:p>to był niedziele, dwudziesty pierwszy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3">
          <table:table-cell table:style-name="ce2" table:number-columns-repeated="2"/>
          <table:table-cell table:style-name="ce6"/>
          <table:table-cell table:style-name="ce9" office:value-type="string">
            <text:p>p-2</text:p>
          </table:table-cell>
          <table:table-cell table:style-name="ce10" office:value-type="string" table:number-columns-spanned="3" table:number-rows-spanned="1">
            <text:p>shino : (1) kompozycja. to wygląda, że pojawia się jedna wzór. (2) chodzi o co zrobić w jednej sesji. najpierw wydmuchanie, a potem swobodna gra, prowadząca do kompozycji, i ostatne, ćwiczenie podstawowe. (3) myślę, korzyść, że zrobić swobodną gry przed ćwiczeniem, to mogę rozpoznać jakie ćwiczenia zrobić w tej sesji. </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number-columns-repeated="2"/>
          <table:table-cell table:style-name="ce6"/>
          <table:table-cell table:style-name="ce9" office:value-type="string">
            <text:p>r-1</text:p>
          </table:table-cell>
          <table:table-cell table:style-name="ce10" office:value-type="string" table:number-columns-spanned="3" table:number-rows-spanned="1">
            <text:p>порядок[kolejnos`c` : давайте сначала[najpierw займе'&lt;jo&gt;мся[we-do матема'тикой. (2) а пото'м, диоксид углерода[we_gla; и наконец[kon`c, по'иск[wyszukaj выигрышной моде'&lt;de&gt;ли на фо'рексе. (3) тре'тья за'пись[entry --- НИКОГДА[nigdy</text:p>
          </table:table-cell>
          <table:covered-table-cell table:number-columns-repeated="2" table:style-name="ce12"/>
          <table:table-cell table:style-name="ce13" office:value-type="string">
            <text:p>upto : </text:p>
            <text:p><text:a xlink:href="http://benfranklin.chips.jp/cake_apps/Cake_IFM11/images/index_2/page:15?filter_memo=tome&amp;sort=file_name&amp;direction=desc&amp;RBs_AND_OR_Memo=AND">http://benfranklin.chips.jp/cake_apps/Cake_IFM11/images/index_2/page:15?filter_memo=tome&amp;sort=file_name&amp;direction=desc&amp;RBs_AND_OR_Memo=AND</text:a></text:p>
            <text:p><text:a xlink:href="http://benfranklin.chips.jp/cake_apps/Cake_IFM11/images/view/44281">http://benfranklin.chips.jp/cake_apps/Cake_IFM11/images/view/44281</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0">
          <table:table-cell table:style-name="ce2" table:number-columns-repeated="2"/>
          <table:table-cell table:style-name="ce6"/>
          <table:table-cell table:style-name="ce9" office:value-type="string">
            <text:p>a-1</text:p>
          </table:table-cell>
          <table:table-cell table:style-name="ce10" office:value-type="string">
            <text:p>الجوهر / أشياء / أيديولوجية / الجامح</text:p>
            <text:p>الجوهر كان الجامح أيديولوجية.</text:p>
          </table:table-cell>
          <table:table-cell table:style-name="ce12" office:value-type="string" table:number-columns-spanned="2" table:number-rows-spanned="1">
            <text:p>al-dhawharu[essence <text:s/>/ ashyaaw[rzeczy / aydiwluwdhiya[ideologia / al-dhaamih^[runaway</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302">http://benfranklin.chips.jp/cake_apps/Cake_IFM11/images/view/50302</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2">
          <table:table-cell table:style-name="ce2" table:number-columns-repeated="2"/>
          <table:table-cell table:style-name="ce6"/>
          <table:table-cell table:style-name="ce9" office:value-type="string">
            <text:p>c-1</text:p>
          </table:table-cell>
          <table:table-cell table:style-name="ce10" office:value-type="string" table:number-columns-spanned="3" table:number-rows-spanned="1">
            <text:p>昨天，我碰到一块知识，就是，数学上的一场领域，被称，`配置理论` (2) 在平面上，设置一些点和线。如何配置，是该领域里被提到的主题。（3）更准确的说，该说这样。那样的主题，和该主题有关的种种话题，把他们综合起来。把这块一堆[dui1，称为`配置理论`</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4">
          <table:table-cell table:style-name="ce2" table:number-columns-repeated="2"/>
          <table:table-cell table:style-name="ce6" office:value-type="date" office:date-value="2021-11-23T08:48:27.62">
            <text:p>1123</text:p>
          </table:table-cell>
          <table:table-cell table:style-name="ce9" office:value-type="string">
            <text:p>k-1</text:p>
          </table:table-cell>
          <table:table-cell table:style-name="ce10" office:value-type="string" table:number-columns-spanned="3" table:number-rows-spanned="1">
            <text:p>두 마리. (1) 비는 내리지는 않았다. &lt;2&gt; 나가는 좀 전에 멈췄다. 지상은 아직 젖은 상태. &lt;3&gt; 장화를 입고 나갔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4">
          <table:table-cell table:style-name="ce2" table:number-columns-repeated="2"/>
          <table:table-cell table:style-name="ce6"/>
          <table:table-cell table:style-name="ce9" office:value-type="string">
            <text:p>k-2</text:p>
          </table:table-cell>
          <table:table-cell table:style-name="ce10" office:value-type="string" table:number-columns-spanned="3" table:number-rows-spanned="1">
            <text:p>(2) 크로는옹벽에 나왔다. &lt;2&gt; 미케는 울타리 안에서 울리고있었다. &lt;3&gt; 크로에게는 옹벽 위에서 먹이주기. &lt;4&gt; 미케는 울티리를 통해.</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office:value-type="string">
            <text:p>p-1</text:p>
          </table:table-cell>
          <table:table-cell table:style-name="ce10" office:value-type="string" table:number-columns-spanned="3" table:number-rows-spanned="1">
            <text:p>to był poniedziałek, dwudziesty drugi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5">
          <table:table-cell table:style-name="ce2" table:number-columns-repeated="2"/>
          <table:table-cell table:style-name="ce6"/>
          <table:table-cell table:style-name="ce9" office:value-type="string">
            <text:p>p-2</text:p>
          </table:table-cell>
          <table:table-cell table:style-name="ce10" office:value-type="string" table:number-columns-spanned="3" table:number-rows-spanned="1">
            <text:p>shino : (1) sposób wydmuchania `dai-kan`-u &lt;2&gt; wczoraj, sposób, który używałem. &lt;3&gt; kształt warg dla dźwięku `kan`-u. <text:s/>A potem, dolną wargę, pociągasz w kierunku środka. &lt;4&gt; kształt wynikowy byłby rombem, to znaczy, kształt, który obie wargi wspólnie kształtują.</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4">
          <table:table-cell table:style-name="ce2" table:number-columns-repeated="2"/>
          <table:table-cell table:style-name="ce6"/>
          <table:table-cell table:style-name="ce9" office:value-type="string">
            <text:p>c-1</text:p>
          </table:table-cell>
          <table:table-cell table:style-name="ce10" office:value-type="string" table:number-columns-spanned="3" table:number-rows-spanned="1">
            <text:p>物理学。也做了数学。（1）继续调查`配置`。昨天知道的东西，称为`完全四点形`（2）一共四个点。各点有两条线通过它。</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6">
          <table:table-cell table:style-name="ce2" table:number-columns-repeated="2"/>
          <table:table-cell table:style-name="ce6"/>
          <table:table-cell table:style-name="ce9" office:value-type="string">
            <text:p>r-1</text:p>
          </table:table-cell>
          <table:table-cell table:style-name="ce10" office:value-type="string" table:number-columns-spanned="3" table:number-rows-spanned="1">
            <text:p>время, кото'рое вы испо'льзуете : давайте ограни'чимся 30 минутами. ----- просто, не делай э'того, воо'&lt;a&gt;бще.</text:p>
          </table:table-cell>
          <table:covered-table-cell table:number-columns-repeated="2" table:style-name="ce12"/>
          <table:table-cell table:style-name="ce13" office:value-type="string">
            <text:p>upto : </text:p>
            <text:p><text:a xlink:href="http://benfranklin.chips.jp/cake_apps/Cake_IFM11/images/index_2/page:15?filter_memo=tome&amp;sort=file_name&amp;direction=desc&amp;RBs_AND_OR_Memo=AND">http://benfranklin.chips.jp/cake_apps/Cake_IFM11/images/index_2/page:15?filter_memo=tome&amp;sort=file_name&amp;direction=desc&amp;RBs_AND_OR_Memo=AND</text:a></text:p>
            <text:p><text:a xlink:href="http://benfranklin.chips.jp/cake_apps/Cake_IFM11/images/view/43863">http://benfranklin.chips.jp/cake_apps/Cake_IFM11/images/view/43863</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7">
          <table:table-cell table:style-name="ce2" table:number-columns-repeated="2"/>
          <table:table-cell table:style-name="ce6"/>
          <table:table-cell table:style-name="ce9" office:value-type="string">
            <text:p>a-1</text:p>
          </table:table-cell>
          <table:table-cell table:style-name="ce10" office:value-type="string">
            <text:p>قصة الهائيكي / أقرأ / لتعليم المسيحية</text:p>
          </table:table-cell>
          <table:table-cell table:style-name="ce12" office:value-type="string" table:number-columns-spanned="2" table:number-rows-spanned="1">
            <text:p>qus^a[story / al-haa-iykiy[heike / aqra`u[czytac` / duwna-l-qiyaami[without-doing / bi-dzalika[that / li-taAmiya[to-uczyć <text:s/>/ al-masiyh^iya[chrześcijaństwa </text:p>
          </table:table-cell>
          <table:covered-table-cell table:style-name="ce12"/>
          <table:table-cell table:style-name="ce13" office:value-type="string">
            <text:p>upto :</text:p>
            <text:p><text:a xlink:href="http://benfranklin.chips.jp/cake_apps/Cake_IFM11/images/index_2/page:2?filter_memo=%3Ath&amp;sort=file_name&amp;direction=desc&amp;RBs_AND_OR_Memo=AND">http://benfranklin.chips.jp/cake_apps/Cake_IFM11/images/index_2/page:2?filter_memo=%3Ath&amp;sort=file_name&amp;direction=desc&amp;RBs_AND_OR_Memo=AND</text:a></text:p>
            <text:p><text:a xlink:href="http://benfranklin.chips.jp/cake_apps/Cake_IFM11/images/view/49972">http://benfranklin.chips.jp/cake_apps/Cake_IFM11/images/view/49972</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8">
          <table:table-cell table:number-columns-repeated="2" office:value-type="string">
            <text:p>*</text:p>
          </table:table-cell>
          <table:table-cell table:style-name="ce7" table:formula="of:=NOW()" office:value-type="date" office:date-value="2021-11-23T10:17:06.8">
            <text:p>1123 <text:s/>1017</text:p>
          </table:table-cell>
          <table:table-cell table:number-columns-repeated="5" office:value-type="string">
            <text:p>*</text:p>
          </table:table-cell>
          <table:table-cell table:style-name="ce7" table:formula="of:=NOW()" office:value-type="date" office:date-value="2021-11-23T10:17:06.8">
            <text:p>1123 <text:s/>1017</text:p>
          </table:table-cell>
          <table:table-cell table:style-name="ce7" table:formula="of:=NOW()" office:value-type="date" office:date-value="2021-11-23T10:17:09.55">
            <text:p>1123 <text:s/>1017</text:p>
          </table:table-cell>
          <table:table-cell table:number-columns-repeated="2" table:style-name="ce7" office:value-type="string">
            <text:p>*</text:p>
          </table:table-cell>
          <table:table-cell table:style-name="ce7" table:formula="of:=NOW()" office:value-type="date" office:date-value="2021-11-23T10:17:09.55">
            <text:p>1123 <text:s/>1017</text:p>
          </table:table-cell>
          <table:table-cell table:style-name="ce7" office:value-type="string">
            <text:p>*</text:p>
          </table:table-cell>
          <table:table-cell table:number-columns-repeated="1010"/>
        </table:table-row>
        <table:table-row table:style-name="ro1" table:number-rows-repeated="2">
          <table:table-cell table:number-columns-repeated="12"/>
          <table:table-cell table:style-name="ce16"/>
          <table:table-cell table:number-columns-repeated="1011"/>
        </table:table-row>
        <table:table-row table:style-name="ro1">
          <table:table-cell/>
          <table:table-cell table:style-name="Default"/>
          <table:table-cell table:number-columns-repeated="10"/>
          <table:table-cell table:style-name="ce16"/>
          <table:table-cell table:number-columns-repeated="1011"/>
        </table:table-row>
        <table:table-row table:style-name="ro1">
          <table:table-cell/>
          <table:table-cell table:style-name="Default"/>
          <table:table-cell office:value-type="string">
            <text:p>start C:\WORKS_2\WS\WS_Others.JVEMV6\JVEMV6\37_miscs\9_prog_lang\end_diary.bat</text:p>
          </table:table-cell>
          <table:table-cell table:number-columns-repeated="9"/>
          <table:table-cell table:style-name="ce16"/>
          <table:table-cell table:number-columns-repeated="1011"/>
        </table:table-row>
        <table:table-row table:style-name="ro1" table:number-rows-repeated="2">
          <table:table-cell table:number-columns-repeated="12"/>
          <table:table-cell table:style-name="ce16"/>
          <table:table-cell table:number-columns-repeated="1011"/>
        </table:table-row>
        <table:table-row table:style-name="ro1">
          <table:table-cell table:number-columns-repeated="2"/>
          <table:table-cell office:value-type="string">
            <text:p>start C:\WORKS_2\WS\WS_Others.JVEMV6\JVEMV6\37_miscs\9_prog_lang\end_vietnamese.bat</text:p>
          </table:table-cell>
          <table:table-cell table:number-columns-repeated="9"/>
          <table:table-cell table:style-name="ce16"/>
          <table:table-cell table:number-columns-repeated="1011"/>
        </table:table-row>
        <table:table-row table:style-name="ro1">
          <table:table-cell table:number-columns-repeated="2"/>
          <table:table-cell office:value-type="string">
            <text:p>start C:\WORKS_2\shortcuts_docs\start_diary_web-pages.bat</text:p>
          </table:table-cell>
          <table:table-cell table:number-columns-repeated="9"/>
          <table:table-cell table:style-name="ce16"/>
          <table:table-cell table:number-columns-repeated="1011"/>
        </table:table-row>
        <table:table-row table:style-name="ro1">
          <table:table-cell table:number-columns-repeated="2"/>
          <table:table-cell office:value-type="string">
            <text:p>C:\WORKS_2\WS\WS_Others.JVEMV6\JVEMV6\37_miscs\9_prog_lang\diary-khmer.odt</text:p>
          </table:table-cell>
          <table:table-cell table:number-columns-repeated="9"/>
          <table:table-cell table:style-name="ce16"/>
          <table:table-cell table:number-columns-repeated="1011"/>
        </table:table-row>
        <table:table-row table:style-name="ro1" table:number-rows-repeated="2">
          <table:table-cell table:number-columns-repeated="12"/>
          <table:table-cell table:style-name="ce16"/>
          <table:table-cell table:number-columns-repeated="1011"/>
        </table:table-row>
        <table:table-row table:style-name="ro28">
          <table:table-cell table:number-columns-repeated="12"/>
          <table:table-cell table:style-name="ce7"/>
          <table:table-cell table:number-columns-repeated="1011"/>
        </table:table-row>
        <table:table-row table:style-name="ro1" table:number-rows-repeated="35">
          <table:table-cell table:number-columns-repeated="12"/>
          <table:table-cell table:style-name="ce16"/>
          <table:table-cell table:number-columns-repeated="1011"/>
        </table:table-row>
        <table:table-row table:style-name="ro1" table:number-rows-repeated="1048427">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1"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style="long"/>
      <number:text>/</number:text>
      <number:day number:style="long"/>
    </number:date-style>
    <number:date-style style:name="N110">
      <number:month number:style="long"/>
      <number:text>/</number:text>
      <number:day number:style="long"/>
      <number:text>  </number:text>
      <number:hours/>
      <number:minutes number:style="long"/>
    </number:date-style>
    <number:date-style style:name="N111">
      <number:month number:style="long"/>
      <number:day number:style="long"/>
      <number:text>  </number:text>
      <number:hours/>
      <number:minutes number:style="long"/>
    </number:date-style>
    <number:date-style style:name="N112">
      <number:month number:style="long"/>
      <number:day number:style="long"/>
      <number:text>-</number:text>
      <number:hours number:style="long"/>
      <number:minutes number:style="long"/>
    </number:date-style>
    <number:date-style style:name="N113">
      <number:month number:style="long"/>
      <number:day number:style="long"/>
    </number:date-style>
    <number:number-style style:name="N114">
      <number:text>18</number:text>
    </number:number-style>
    <number:time-style style:name="N115">
      <number:hours number:style="long"/>
      <number:text>:</number:text>
      <number:minutes number:style="long"/>
    </number:time-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1-23">2021/11/23</text:date>, <text:time>10:17:08</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wabuchi ken</meta:initial-creator>
    <meta:creation-date>2021-02-24T10:23:48.95</meta:creation-date>
    <dc:date>2021-11-23T10:17:08.92</dc:date>
    <dc:creator>iwabuchi ken</dc:creator>
    <meta:editing-duration>P9DT20H31M53S</meta:editing-duration>
    <meta:editing-cycles>1438</meta:editing-cycles>
    <meta:generator>OpenOffice/4.1.3$Win32 OpenOffice.org_project/413m1$Build-9783</meta:generator>
    <meta:document-statistic meta:table-count="1" meta:cell-count="420" meta:object-count="0"/>
  </office:meta>
</office:document-meta>
</file>